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ing_20_1">
      <style:paragraph-properties fo:line-height="0.483cm"/>
      <style:text-properties officeooo:paragraph-rsid="001da55b"/>
    </style:style>
    <style:style style:name="P2" style:family="paragraph" style:parent-style-name="Standard">
      <style:paragraph-properties fo:margin-left="0.233cm" fo:margin-right="0cm" fo:line-height="0.483cm" fo:text-indent="0cm" style:auto-text-indent="false"/>
      <style:text-properties officeooo:paragraph-rsid="001da55b"/>
    </style:style>
    <style:style style:name="P3" style:family="paragraph" style:parent-style-name="Heading_20_1">
      <style:paragraph-properties fo:margin-top="0.159cm" fo:margin-bottom="0cm" style:contextual-spacing="false"/>
      <style:text-properties fo:font-size="22pt" officeooo:paragraph-rsid="001da55b" style:font-size-asian="22pt" style:font-size-complex="22pt"/>
    </style:style>
    <style:style style:name="P4" style:family="paragraph" style:parent-style-name="Heading_20_1">
      <style:text-properties officeooo:paragraph-rsid="001da55b"/>
    </style:style>
    <style:style style:name="P5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  <style:text-properties officeooo:paragraph-rsid="001da55b"/>
    </style:style>
    <style:style style:name="P6" style:family="paragraph" style:parent-style-name="Standard">
      <style:paragraph-properties fo:margin-left="0.233cm" fo:margin-right="0cm" fo:text-indent="0cm" style:auto-text-indent="false"/>
      <style:text-properties officeooo:paragraph-rsid="001da55b"/>
    </style:style>
    <style:style style:name="P7" style:family="paragraph" style:parent-style-name="Text_20_body">
      <style:paragraph-properties fo:margin-left="8.885cm" fo:margin-right="0cm" fo:margin-top="0.161cm" fo:margin-bottom="0cm" style:contextual-spacing="false" fo:text-indent="0cm" style:auto-text-indent="false"/>
      <style:text-properties officeooo:paragraph-rsid="001da55b"/>
    </style:style>
    <style:style style:name="P8" style:family="paragraph" style:parent-style-name="Text_20_body">
      <style:paragraph-properties fo:margin-left="0.183cm" fo:margin-right="0cm" fo:text-indent="0cm" style:auto-text-indent="false"/>
      <style:text-properties officeooo:paragraph-rsid="001da55b"/>
    </style:style>
    <style:style style:name="P9" style:family="paragraph" style:parent-style-name="Standard">
      <style:paragraph-properties fo:margin-left="0cm" fo:margin-right="0cm" fo:line-height="0.483cm" fo:text-indent="0cm" style:auto-text-indent="false"/>
      <style:text-properties fo:font-size="12pt" fo:letter-spacing="-0.009cm" fo:font-weight="bold" officeooo:paragraph-rsid="001da55b" style:font-size-asian="12pt" style:font-weight-asian="bold"/>
    </style:style>
    <style:style style:name="P10" style:family="paragraph" style:parent-style-name="Standard">
      <style:paragraph-properties fo:margin-left="0.233cm" fo:margin-right="0cm" fo:line-height="0.483cm" fo:text-indent="0cm" style:auto-text-indent="false"/>
      <style:text-properties fo:font-size="12pt" fo:letter-spacing="-0.009cm" fo:font-weight="bold" officeooo:paragraph-rsid="001da55b" style:font-size-asian="12pt" style:font-weight-asian="bold"/>
    </style:style>
    <style:style style:name="P11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officeooo:paragraph-rsid="001da55b" style:font-size-asian="12pt"/>
    </style:style>
    <style:style style:name="P12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31a38" officeooo:paragraph-rsid="001da55b" style:font-size-asian="12pt" style:font-weight-asian="bold" style:font-weight-complex="bold"/>
    </style:style>
    <style:style style:name="P13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paragraph-rsid="001da55b" style:font-size-asian="12pt" style:font-weight-asian="bold" style:font-weight-complex="bold"/>
    </style:style>
    <style:style style:name="P14" style:family="paragraph" style:parent-style-name="Text_20_body">
      <style:paragraph-properties fo:margin-top="0.007cm" fo:margin-bottom="0cm" style:contextual-spacing="false"/>
      <style:text-properties fo:font-size="12pt" officeooo:paragraph-rsid="001da55b" style:font-size-asian="12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da55b"/>
    </style:style>
    <style:style style:name="P16" style:family="paragraph" style:parent-style-name="Standard">
      <style:paragraph-properties fo:margin-left="0.049cm" fo:margin-right="12.095cm" fo:margin-top="0.004cm" fo:margin-bottom="0cm" style:contextual-spacing="false" fo:text-indent="0.356cm" style:auto-text-indent="false"/>
    </style:style>
    <style:style style:name="P17" style:family="paragraph" style:parent-style-name="Text_20_body">
      <style:paragraph-properties fo:margin-top="0.019cm" fo:margin-bottom="0cm" style:contextual-spacing="false"/>
      <style:text-properties fo:font-size="5.5pt" fo:font-weight="bold" officeooo:paragraph-rsid="001da55b" style:font-size-asian="5.5pt" style:font-weight-asian="bold"/>
    </style:style>
    <style:style style:name="P18" style:family="paragraph" style:parent-style-name="Text_20_body">
      <style:paragraph-properties fo:margin-top="0.018cm" fo:margin-bottom="0cm" style:contextual-spacing="false"/>
      <style:text-properties fo:font-size="14.5pt" fo:font-weight="bold" officeooo:paragraph-rsid="001da55b" style:font-size-asian="14.5pt" style:font-weight-asian="bold"/>
    </style:style>
    <style:style style:name="P19" style:family="paragraph" style:parent-style-name="Text_20_body">
      <style:text-properties fo:font-weight="bold" officeooo:paragraph-rsid="001da55b" style:font-weight-asian="bold"/>
    </style:style>
    <style:style style:name="P20" style:family="paragraph" style:parent-style-name="Text_20_body">
      <style:paragraph-properties fo:margin-top="0.012cm" fo:margin-bottom="0cm" style:contextual-spacing="false"/>
      <style:text-properties fo:font-size="10.5pt" fo:font-weight="bold" officeooo:paragraph-rsid="001da55b" style:font-size-asian="10.5pt" style:font-weight-asian="bold"/>
    </style:style>
    <style:style style:name="P21" style:family="paragraph" style:parent-style-name="Standard">
      <style:paragraph-properties fo:margin-left="0.233cm" fo:margin-right="0cm" fo:line-height="0.483cm" fo:text-indent="0cm" style:auto-text-indent="false"/>
      <style:text-properties fo:font-size="12pt" fo:letter-spacing="-0.009cm" fo:font-weight="bold" officeooo:paragraph-rsid="001da55b" style:font-size-asian="12pt" style:font-weight-asian="bold"/>
    </style:style>
    <style:style style:name="P22" style:family="paragraph" style:parent-style-name="Standard">
      <style:paragraph-properties fo:margin-left="0cm" fo:margin-right="0cm" fo:line-height="0.385cm" fo:text-indent="0cm" style:auto-text-indent="false"/>
      <style:text-properties fo:font-size="12pt" fo:letter-spacing="-0.007cm" fo:font-weight="bold" officeooo:paragraph-rsid="001da55b" style:font-size-asian="12pt" style:font-weight-asian="bold"/>
    </style:style>
    <style:style style:name="P23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4fa0e" officeooo:paragraph-rsid="001da55b" style:font-size-asian="12pt" style:font-weight-asian="bold" style:font-weight-complex="bold"/>
    </style:style>
    <style:style style:name="P24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4fa0e" officeooo:paragraph-rsid="0025f1e0" style:font-size-asian="12pt" style:font-weight-asian="bold" style:font-weight-complex="bold"/>
    </style:style>
    <style:style style:name="P25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P26" style:family="paragraph" style:parent-style-name="Standard">
      <loext:graphic-properties draw:fill="solid" draw:fill-color="#1e1f22"/>
      <style:paragraph-properties fo:margin-left="0.049cm" fo:margin-right="12.095cm" fo:margin-top="0.004cm" fo:margin-bottom="0cm" style:contextual-spacing="false" fo:text-indent="0.356cm" style:auto-text-indent="false" fo:background-color="#1e1f22" fo:padding="0cm" fo:border="none" style:shadow="none"/>
      <style:text-properties officeooo:paragraph-rsid="002442b8"/>
    </style:style>
    <style:style style:name="P27" style:family="paragraph" style:parent-style-name="Text_20_body" style:master-page-name="Standard">
      <style:paragraph-properties fo:margin-left="8.885cm" fo:margin-right="0cm" fo:margin-top="0.123cm" fo:margin-bottom="0cm" style:contextual-spacing="false" fo:text-indent="0cm" style:auto-text-indent="false" style:page-number="auto"/>
      <style:text-properties officeooo:paragraph-rsid="001da55b"/>
    </style:style>
    <style:style style:name="P28" style:family="paragraph" style:parent-style-name="Text_20_body">
      <style:paragraph-properties fo:margin-top="0.012cm" fo:margin-bottom="0cm" style:contextual-spacing="false"/>
      <style:text-properties fo:font-size="12pt" fo:language="en" fo:country="US" officeooo:paragraph-rsid="001da55b" style:font-size-asian="12p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letter-spacing="-0.009cm" fo:font-weight="bold" officeooo:rsid="0026af28" style:font-size-asian="12pt" style:font-weight-asian="bold"/>
    </style:style>
    <style:style style:name="T3" style:family="text">
      <style:text-properties fo:font-size="12pt" fo:letter-spacing="-0.014cm" fo:font-weight="bold" style:font-size-asian="12pt" style:font-weight-asian="bold"/>
    </style:style>
    <style:style style:name="T4" style:family="text">
      <style:text-properties fo:font-size="12pt" fo:letter-spacing="-0.101cm" fo:font-weight="bold" style:font-size-asian="12pt" style:font-weight-asian="bold"/>
    </style:style>
    <style:style style:name="T5" style:family="text">
      <style:text-properties fo:font-size="12pt" fo:font-style="italic" fo:font-weight="bold" style:font-size-asian="12pt" style:font-style-asian="italic" style:font-weight-asian="bold"/>
    </style:style>
    <style:style style:name="T6" style:family="text">
      <style:text-properties fo:font-size="12pt" fo:font-style="italic" fo:font-weight="bold" officeooo:rsid="001da55b" style:font-size-asian="12pt" style:font-style-asian="italic" style:font-weight-asian="bold"/>
    </style:style>
    <style:style style:name="T7" style:family="text">
      <style:text-properties fo:font-size="12pt" fo:letter-spacing="-0.018cm" fo:font-weight="bold" style:font-size-asian="12pt" style:font-weight-asian="bold"/>
    </style:style>
    <style:style style:name="T8" style:family="text">
      <style:text-properties fo:font-size="12pt" fo:letter-spacing="-0.016cm" fo:font-weight="bold" style:font-size-asian="12pt" style:font-weight-asian="bold"/>
    </style:style>
    <style:style style:name="T9" style:family="text">
      <style:text-properties fo:font-size="12pt" style:font-size-asian="10pt"/>
    </style:style>
    <style:style style:name="T10" style:family="text">
      <style:text-properties fo:letter-spacing="-0.019cm"/>
    </style:style>
    <style:style style:name="T11" style:family="text">
      <style:text-properties fo:letter-spacing="-0.018cm"/>
    </style:style>
    <style:style style:name="T12" style:family="text">
      <style:text-properties fo:letter-spacing="-0.014cm"/>
    </style:style>
    <style:style style:name="T13" style:family="text">
      <style:text-properties fo:letter-spacing="-0.016cm"/>
    </style:style>
    <style:style style:name="T14" style:family="text">
      <style:text-properties fo:letter-spacing="-0.004cm"/>
    </style:style>
    <style:style style:name="T15" style:family="text">
      <style:text-properties fo:letter-spacing="-0.004cm" officeooo:rsid="0022630c"/>
    </style:style>
    <style:style style:name="T16" style:family="text">
      <style:text-properties fo:letter-spacing="-0.007cm"/>
    </style:style>
    <style:style style:name="T17" style:family="text">
      <style:text-properties fo:letter-spacing="-0.101cm"/>
    </style:style>
    <style:style style:name="T18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cbec4" loext:opacity="100%" style:font-name="JetBrains Mono" fo:font-size="10pt" fo:font-style="normal" fo:font-weight="normal" officeooo:rsid="002442b8" style:font-size-asian="10pt" style:font-style-asian="normal" style:font-weight-asian="normal"/>
    </style:style>
    <style:style style:name="T20" style:family="text">
      <style:text-properties fo:color="#bcbec4" loext:opacity="100%" style:font-name="JetBrains Mono" fo:font-size="14pt" fo:font-style="normal" fo:font-weight="normal" officeooo:rsid="002442b8" style:font-size-asian="10pt" style:font-style-asian="normal" style:font-weight-asian="normal"/>
    </style:style>
    <style:style style:name="T21" style:family="text">
      <style:text-properties fo:color="#bcbec4" loext:opacity="100%" style:font-name="JetBrains Mono" fo:font-size="16pt" fo:font-style="normal" fo:font-weight="normal" officeooo:rsid="002442b8" style:font-size-asian="10pt" style:font-style-asian="normal" style:font-weight-asian="normal"/>
    </style:style>
    <style:style style:name="T22" style:family="text">
      <style:text-properties fo:color="#bcbec4" loext:opacity="100%" style:font-name="JetBrains Mono" fo:font-size="18pt" fo:font-style="normal" fo:font-weight="normal" officeooo:rsid="002442b8" style:font-size-asian="10pt" style:font-style-asian="normal" style:font-weight-asian="normal"/>
    </style:style>
    <style:style style:name="T23" style:family="text">
      <style:text-properties fo:color="#bcbec4" loext:opacity="100%" style:font-name="JetBrains Mono" fo:font-size="20pt" fo:font-style="normal" fo:font-weight="normal" officeooo:rsid="002442b8" style:font-size-asian="10pt" style:font-style-asian="normal" style:font-weight-asian="normal"/>
    </style:style>
    <style:style style:name="T24" style:family="text">
      <style:text-properties fo:color="#bcbec4" loext:opacity="100%" style:font-name="JetBrains Mono" fo:font-size="22pt" fo:font-style="normal" fo:font-weight="normal" officeooo:rsid="002442b8" style:font-size-asian="10pt" style:font-style-asian="normal" style:font-weight-asian="normal"/>
    </style:style>
    <style:style style:name="T25" style:family="text">
      <style:text-properties fo:color="#bcbec4" loext:opacity="100%" style:font-name="JetBrains Mono" fo:font-size="24pt" fo:font-style="normal" fo:font-weight="normal" officeooo:rsid="002442b8" style:font-size-asian="10pt" style:font-style-asian="normal" style:font-weight-asian="normal"/>
    </style:style>
    <style:style style:name="T2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officeooo:rsid="00233d6d"/>
    </style:style>
    <style:style style:name="T31" style:family="text">
      <style:text-properties fo:letter-spacing="-0.009cm"/>
    </style:style>
    <style:style style:name="T32" style:family="text">
      <style:text-properties fo:letter-spacing="-0.009cm" officeooo:rsid="0025f1e0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fo:background-color="#1e1f21" style:background-transparency="0%" draw:fill="solid" draw:fill-color="#1e1f21" draw:opacity="100%" fo:padding="0cm" fo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Студент<text:span text:style-name="T10"> </text:span>группы<text:span text:style-name="T11"> </text:span>ИС-22<text:span text:style-name="T12"> </text:span>Зоренко<text:span text:style-name="T13"> </text:span>Константин<text:span text:style-name="T10"> </text:span>Сергеевич.</text:p>
      <text:p text:style-name="P14"/>
      <text:h text:style-name="P1" text:outline-level="1">Практическое<text:span text:style-name="T14"> </text:span>занятие<text:span text:style-name="T16"> </text:span>№<text:span text:style-name="T14"> </text:span><text:span text:style-name="T15">10</text:span></text:h>
      <text:p text:style-name="P2"><text:span text:style-name="T1">Тема</text:span><text:span text:style-name="T2">:Составление программ с применением множеств в IDE PyCharm Community.</text:span></text:p>
      <text:p text:style-name="P9"/>
      <text:p text:style-name="P10"/>
      <text:p text:style-name="P10">Количество часов: <text:span text:style-name="T30">4</text:span>. </text:p>
      <text:p text:style-name="P10"/>
      <text:p text:style-name="P10">Цели практического занятия: закрепить усвоенные знания, понятия, алгоритмы, основные принципы составления программ, приобрести навыки составление программ с применением множеств в IDE PyCharm Community.</text:p>
      <text:p text:style-name="P10"/>
      <text:p text:style-name="P15"><text:span text:style-name="T1"><text:s text:c="2"/>Постановка</text:span><text:span text:style-name="T3"> </text:span><text:span text:style-name="T1">задачи: </text:span><text:bookmark-start text:name="__DdeLink__913_1554299314"/><text:span text:style-name="T4">Организовать словарь на 10 англо-русских слов, обеспечивающий "перевод" английского слова на русский.</text:span><text:span text:style-name="T17"> </text:span><text:bookmark-end text:name="__DdeLink__913_1554299314"/></text:p>
      <text:h text:style-name="P3" text:outline-level="1"/>
      <text:p text:style-name="P17"/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Студент<text:span text:style-name="T10"> </text:span>группы<text:span text:style-name="T11"> </text:span>ИС-22<text:span text:style-name="T12"> </text:span>Зоренко<text:span text:style-name="T13"> </text:span>Константин<text:span text:style-name="T10"> </text:span>Сергеевич.</text:p>
      <text:p text:style-name="P5"><text:span text:style-name="T5">PZ_</text:span><text:span text:style-name="T6">10</text:span></text:p>
      <text:h text:style-name="P4" text:outline-level="1">Текст<text:span text:style-name="T12"> </text:span>программы:</text:h>
      <text:p text:style-name="P8"><draw:frame draw:style-name="fr1" draw:name="Врезка2" text:anchor-type="as-char" svg:y="-5.96cm" svg:width="26.624cm" svg:height="15.281cm" draw:z-index="0"><draw:text-box><text:p text:style-name="P25"/><text:p text:style-name="P26"><text:line-break/><text:span text:style-name="T18">stores = {</text:span><text:line-break/><text:span text:style-name="T18"> <text:s text:c="3"/></text:span><text:span text:style-name="T26">'Магнит'</text:span><text:span text:style-name="T18">: {</text:span><text:span text:style-name="T26">'молоко'</text:span><text:span text:style-name="T18">, </text:span><text:span text:style-name="T26">'соль'</text:span><text:span text:style-name="T18">, </text:span><text:span text:style-name="T26">'сахар'</text:span><text:span text:style-name="T18">, </text:span><text:span text:style-name="T26">'печенье'</text:span><text:span text:style-name="T18">, </text:span><text:span text:style-name="T26">'сыр'</text:span><text:span text:style-name="T18">},</text:span><text:line-break/><text:span text:style-name="T18"> <text:s text:c="3"/></text:span><text:span text:style-name="T26">'Пятерочка'</text:span><text:span text:style-name="T18">: {</text:span><text:span text:style-name="T26">'мясо'</text:span><text:span text:style-name="T18">, </text:span><text:span text:style-name="T26">'молоко'</text:span><text:span text:style-name="T18">, </text:span><text:span text:style-name="T26">'сыр'</text:span><text:span text:style-name="T18">},</text:span><text:line-break/><text:span text:style-name="T18"> <text:s text:c="3"/></text:span><text:span text:style-name="T26">'Перекресток'</text:span><text:span text:style-name="T18">: {</text:span><text:span text:style-name="T26">'молоко'</text:span><text:span text:style-name="T18">, </text:span><text:span text:style-name="T26">'творог'</text:span><text:span text:style-name="T18">, </text:span><text:span text:style-name="T26">'сыр'</text:span><text:span text:style-name="T18">, </text:span><text:span text:style-name="T26">'сахар'</text:span><text:span text:style-name="T18">, </text:span><text:span text:style-name="T26">'печенье'</text:span><text:span text:style-name="T18">},</text:span><text:line-break/><text:span text:style-name="T18"> <text:s text:c="3"/></text:span><text:span text:style-name="T26">'Лента'</text:span><text:span text:style-name="T18">: {</text:span><text:span text:style-name="T26">'печенье'</text:span><text:span text:style-name="T18">, </text:span><text:span text:style-name="T26">'молоко'</text:span><text:span text:style-name="T18">, </text:span><text:span text:style-name="T26">'сыр'</text:span><text:span text:style-name="T18">}</text:span><text:line-break/><text:span text:style-name="T18">}</text:span><text:line-break/><text:line-break/><text:span text:style-name="T28"># нельзя соль</text:span><text:line-break/><text:span text:style-name="T18">salt = </text:span><text:span text:style-name="T19">{</text:span><text:span text:style-name="T18">store </text:span><text:span text:style-name="T29">for </text:span><text:span text:style-name="T18">store, products </text:span><text:span text:style-name="T29">in </text:span><text:span text:style-name="T18">stores.items() </text:span><text:span text:style-name="T29">if </text:span><text:span text:style-name="T26">'соль' </text:span><text:span text:style-name="T29">not in </text:span><text:span text:style-name="T18">products</text:span><text:span text:style-name="T19">}</text:span><text:line-break/><text:line-break/><text:span text:style-name="T28"># молоко печенье и сыр</text:span><text:line-break/><text:span text:style-name="T18">Cheese = </text:span><text:span text:style-name="T19">{</text:span><text:span text:style-name="T18">store </text:span><text:span text:style-name="T29">for </text:span><text:span text:style-name="T18">store, products </text:span><text:span text:style-name="T29">in </text:span><text:span text:style-name="T18">stores.items() </text:span><text:span text:style-name="T29">if </text:span><text:span text:style-name="T18">{</text:span><text:span text:style-name="T26">'молоко'</text:span><text:span text:style-name="T18">, </text:span><text:span text:style-name="T26">'печенье'</text:span><text:span text:style-name="T18">, </text:span><text:span text:style-name="T26">'сыр'</text:span><text:span text:style-name="T18">}.issubset(products)</text:span><text:span text:style-name="T19">}</text:span><text:line-break/><text:line-break/><text:span text:style-name="T28"># <text:s/>мясо и молоко</text:span><text:line-break/><text:span text:style-name="T18">belock = </text:span><text:span text:style-name="T19">{</text:span><text:span text:style-name="T18">store </text:span><text:span text:style-name="T29">for </text:span><text:span text:style-name="T18">store, products </text:span><text:span text:style-name="T29">in </text:span><text:span text:style-name="T18">stores.items() </text:span><text:span text:style-name="T29">if </text:span><text:span text:style-name="T18">{</text:span><text:span text:style-name="T26">'мясо'</text:span><text:span text:style-name="T18">, </text:span><text:span text:style-name="T26">'молоко'</text:span><text:span text:style-name="T18">}.issubset(products)</text:span><text:span text:style-name="T19">}</text:span><text:line-break/><text:line-break/><text:span text:style-name="T27">print</text:span><text:span text:style-name="T18">(salt, </text:span><text:span text:style-name="T26">"</text:span><text:span text:style-name="T29">\n</text:span><text:span text:style-name="T26">"</text:span><text:span text:style-name="T18">, Cheese, </text:span><text:span text:style-name="T26">"</text:span><text:span text:style-name="T29">\n</text:span><text:span text:style-name="T26">"</text:span><text:span text:style-name="T18">, belock)</text:span></text:p><text:p text:style-name="P16"/></draw:text-box></draw:frame></text:p>
      <text:p text:style-name="P19"/>
      <text:p text:style-name="P20"/>
      <text:p text:style-name="P6"><text:span text:style-name="T1">Протокол</text:span><text:span text:style-name="T7"> </text:span><text:span text:style-name="T1">работы</text:span><text:span text:style-name="T8"> </text:span><text:span text:style-name="T1">программы:</text:span></text:p>
      <text:p text:style-name="P28">/home/student/Документы/Zorenko_Py/venv/bin/python /home/student/Документы/Zorenko_Py/PZ_10/10.py </text:p>
      <text:p text:style-name="P28">{'Пятерочка', 'Лента', 'Перекресток'} </text:p>
      <text:p text:style-name="P28"><text:s/>{'Перекресток', 'Лента', 'Магнит'} </text:p>
      <text:p text:style-name="P28"><text:s/>{'Пятерочка'}</text:p>
      <text:p text:style-name="P28"/>
      <text:p text:style-name="P28">Process finished with exit code 0</text:p>
      <text:p text:style-name="P11"/>
      <text:p text:style-name="P13"/>
      <text:p text:style-name="P12"/>
      <text:p text:style-name="P24">ВЫВОД:<text:span text:style-name="T31">закрепи</text:span><text:span text:style-name="T32">л</text:span><text:span text:style-name="T31"> усвоенные знания, понятия, алгоритмы, основные принципы составления программ, приобрести навыки составление программ с применением множеств в IDE PyCharm Community.</text:span></text:p>
      <text:p text:style-name="P23"><text:soft-page-break/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3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24T11:45:19.247271655</dc:date>
    <meta:editing-cycles>10</meta:editing-cycles>
    <meta:editing-duration>PT8M30S</meta:editing-duration>
    <meta:document-statistic meta:table-count="0" meta:image-count="0" meta:object-count="0" meta:page-count="3" meta:paragraph-count="18" meta:word-count="183" meta:character-count="1596" meta:non-whitespace-character-count="1399"/>
    <meta:user-defined meta:name="Поле 1"/>
    <meta:user-defined meta:name="Поле 2"/>
    <meta:user-defined meta:name="Поле 3"/>
    <meta:user-defined meta:name="Поле 4"/>
  </office:meta>
</office:document-meta>
</file>